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8pt" style:font-size-asian="38pt" style:font-size-complex="38pt"/>
    </style:style>
    <style:style style:name="P2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3" style:family="paragraph" style:parent-style-name="Standard">
      <style:paragraph-properties fo:text-align="start" style:justify-single-word="false"/>
      <style:text-properties fo:font-size="30pt" style:font-size-asian="30pt" style:font-size-complex="30pt"/>
    </style:style>
    <style:style style:name="P4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0pt" style:font-size-asian="20pt" style:font-size-complex="20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20pt" style:font-size-asian="20pt" style:font-size-complex="20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  <style:style style:name="P1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6pt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BURTINA VALLEY</text:p>
      <text:p text:style-name="P1"/>
      <text:p text:style-name="P2">Progetto : Marvel</text:p>
      <text:p text:style-name="P3"/>
      <text:p text:style-name="P5">Membri del gruppo :</text:p>
      <text:p text:style-name="P5">Falcone Gian Marco </text:p>
      <text:p text:style-name="P5">D'Orazio Antonio</text:p>
      <text:p text:style-name="P5">Fanali Francesco</text:p>
      <text:p text:style-name="P5">Minut Robert Adrian</text:p>
      <text:p text:style-name="P5">Caliandro Pierciro 025234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Indice</text:p>
      <text:list xml:id="list1662274012473266768" text:style-name="L1">
        <text:list-item>
          <text:p text:style-name="P8">Introduzione <text:tab/><text:tab/><text:tab/><text:tab/><text:tab/><text:tab/><text:tab/><text:tab/><text:tab/> <text:span text:style-name="T1">1</text:span></text:p>
          <text:p text:style-name="P8"/>
        </text:list-item>
        <text:list-item>
          <text:p text:style-name="P8">Scelte implementative <text:tab/><text:tab/><text:tab/> <text:tab/><text:tab/><text:tab/><text:tab/> <text:span text:style-name="T1">2</text:span></text:p>
        </text:list-item>
      </text:list>
      <text:list xml:id="list8149670792243357987" text:style-name="L2">
        <text:list-item>
          <text:list>
            <text:list-header>
              <text:p text:style-name="P9"/>
            </text:list-header>
            <text:list-item>
              <text:p text:style-name="P9">Home page<text:tab/> <text:s text:c="3"/><text:tab/> <text:s text:c="4"/><text:tab/><text:tab/><text:tab/><text:tab/><text:tab/><text:tab/><text:tab/> <text:s text:c="4"/><text:span text:style-name="T1">3</text:span></text:p>
              <text:p text:style-name="P9"/>
            </text:list-item>
            <text:list-item>
              <text:p text:style-name="P9">Fragments<text:tab/><text:tab/><text:tab/><text:tab/><text:tab/><text:tab/><text:tab/> <text:s text:c="18"/><text:span text:style-name="T1">4</text:span></text:p>
              <text:p text:style-name="P9"/>
            </text:list-item>
            <text:list-item>
              <text:p text:style-name="P9">Layout di dettaglio <text:tab/><text:tab/><text:tab/><text:tab/><text:tab/><text:tab/><text:tab/> <text:s text:c="4"/><text:span text:style-name="T1">5</text:span></text:p>
              <text:p text:style-name="P9"/>
            </text:list-item>
            <text:list-item>
              <text:p text:style-name="P9">Volley<text:span text:style-name="T1"> <text:tab/><text:tab/><text:tab/><text:tab/><text:tab/><text:tab/><text:tab/><text:tab/><text:tab/><text:tab/> <text:s text:c="6"/>6</text:span></text:p>
              <text:p text:style-name="P9"/>
            </text:list-item>
            <text:list-item>
              <text:p text:style-name="P9">Glide <text:tab/><text:tab/><text:tab/><text:tab/><text:tab/><text:tab/><text:tab/><text:tab/><text:tab/><text:tab/> <text:s text:c="4"/><text:span text:style-name="T1">7</text:span></text:p>
              <text:p text:style-name="P9"/>
            </text:list-item>
            <text:list-item>
              <text:p text:style-name="P9">RecyclerView <text:tab/><text:tab/><text:tab/><text:tab/><text:tab/><text:tab/><text:tab/><text:tab/> <text:s text:c="4"/><text:span text:style-name="T1">8</text:span></text:p>
              <text:p text:style-name="P9"/>
            </text:list-item>
            <text:list-item>
              <text:p text:style-name="P9">Adapter <text:tab/><text:tab/><text:tab/><text:tab/><text:tab/><text:tab/><text:tab/><text:tab/><text:tab/><text:tab/> <text:s text:c="4"/><text:span text:style-name="T1">9</text:span></text:p>
              <text:p text:style-name="P9"/>
            </text:list-item>
            <text:list-item>
              <text:p text:style-name="P9">Preferiti : Database e Room <text:tab/><text:tab/><text:tab/><text:tab/><text:tab/> <text:s text:c="3"/><text:span text:style-name="T1">10</text:span></text:p>
              <text:p text:style-name="P9"/>
            </text:list-item>
            <text:list-item>
              <text:p text:style-name="P9">Menu contestuale per eliminazione <text:tab/><text:tab/><text:tab/> <text:s text:c="3"/><text:span text:style-name="T1">11</text:span></text:p>
            </text:list-item>
          </text:list>
        </text:list-item>
      </text:list>
      <text:list xml:id="list32504099" text:continue-list="list1662274012473266768" text:style-name="L1">
        <text:list-header>
          <text:p text:style-name="P8"/>
        </text:list-header>
        <text:list-item>
          <text:p text:style-name="P8">Conclusioni <text:tab/><text:tab/><text:tab/><text:tab/><text:tab/><text:tab/><text:tab/><text:tab/><text:tab/> <text:s text:c="7"/><text:span text:style-name="T1">12</text:span></text:p>
        </text:list-item>
      </text:list>
      <text:p text:style-name="P6"/>
      <text:p text:style-name="P6"/>
      <text:p text:style-name="P6"/>
      <text:p text:style-name="P6"><text:tab/></text:p>
      <text:p text:style-name="P4"><text:tab/></text:p>
      <text:p text:style-name="P10"/>
      <text:p text:style-name="P10"/>
      <text:p text:style-name="P10"/>
      <text:p text:style-name="P11"><text:soft-page-break/>Introduzione</text:p>
      <text:p text:style-name="P11"/>
      <text:p text:style-name="P14">Il progetto che è stato sviluppato dal nostro team riguardava il mondo della Marvel : tramite l'utilizzo del portale sviluppatori developer.marvel.com</text:p>
      <text:p text:style-name="P14">è stato possibile reperire una chiave, che è stata utilizzata per effettuare le query al portale ed ottenere le informazioni necessarie per l'applicazione.</text:p>
      <text:p text:style-name="P14">In particolare, le principali query utilizzate permettevano di :</text:p>
      <text:p text:style-name="P12"><text:span text:style-name="T2"><text:tab/></text:span></text:p>
      <text:list xml:id="list4047602886542997757" text:style-name="L3">
        <text:list-item>
          <text:list>
            <text:list-item>
              <text:p text:style-name="P13"><text:span text:style-name="T2">trovare un eroe Marvel (sia tramite il suo nome intero, che per iniziale del nome)</text:span></text:p>
            </text:list-item>
            <text:list-item>
              <text:p text:style-name="P13"><text:span text:style-name="T2">trovare un fumetto in cui compare un eroe</text:span></text:p>
            </text:list-item>
            <text:list-item>
              <text:p text:style-name="P13"><text:span text:style-name="T2">trovare una serie in cui un eroe compare</text:span></text:p>
            </text:list-item>
            <text:list-item>
              <text:p text:style-name="P13"><text:span text:style-name="T2">trovare un evento relativo ad un eroe</text:span></text:p>
            </text:list-item>
            <text:list-item>
              <text:p text:style-name="P13"><text:span text:style-name="T2">mostrare gli url del sito web della Marvel in cui</text:span></text:p>
            </text:list-item>
          </text:list>
        </text:list-item>
      </text:list>
      <text:p text:style-name="P12"><text:span text:style-name="T2"/></text:p>
      <text:p text:style-name="P12"><text:span text:style-name="T2">Inoltre, vi è anche la possibilità di intercollegare tra loro fumetti, serie ed eventi</text:span></text:p>
      <text:p text:style-name="P12"><text:span text:style-name="T1"/></text:p>
      <text:p text:style-name="P12"><text:span text:style-name="T1"/></text:p>
      <text:p text:style-name="P11">Scelte implementative</text:p>
      <text:p text:style-name="P11"/>
      <text:p text:style-name="P4">Home page</text:p>
      <text:p text:style-name="P4"/>
      <text:p text:style-name="P4">Fragments</text:p>
      <text:p text:style-name="P4"/>
      <text:p text:style-name="P4">Layout di dettaglio</text:p>
      <text:p text:style-name="P4"/>
      <text:p text:style-name="P4">Volley</text:p>
      <text:p text:style-name="P4"/>
      <text:p text:style-name="P4">Glide</text:p>
      <text:p text:style-name="P4"/>
      <text:p text:style-name="P4">RecyclerView</text:p>
      <text:p text:style-name="P4"/>
      <text:p text:style-name="P4">Adapter</text:p>
      <text:p text:style-name="P4"/>
      <text:p text:style-name="P4"><text:soft-page-break/>Preferiti : Database e Room</text:p>
      <text:p text:style-name="P4"/>
      <text:p text:style-name="P4">Menu contestuale per l'eliminazion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Conclusioni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ciro Caliandro</meta:initial-creator>
    <meta:creation-date>2020-07-02T11:04:43.85</meta:creation-date>
    <dc:date>2020-07-02T12:27:57.32</dc:date>
    <dc:creator>Pierciro Caliandro</dc:creator>
    <meta:editing-duration>PT1H12M57S</meta:editing-duration>
    <meta:editing-cycles>9</meta:editing-cycles>
    <meta:generator>OpenOffice/4.1.7$Win32 OpenOffice.org_project/417m1$Build-9800</meta:generator>
    <meta:document-statistic meta:table-count="0" meta:image-count="0" meta:object-count="0" meta:page-count="6" meta:paragraph-count="45" meta:word-count="213" meta:character-count="1420"/>
  </office:meta>
</office:document-meta>
</file>